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02000000020DDD5DBF1.png"/>
  <manifest:file-entry manifest:media-type="image/png" manifest:full-path="Pictures/10000201000001E80000001CF0E18C6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Footer">
      <style:text-properties fo:font-size="8pt" style:font-size-asian="8pt" style:font-size-complex="8pt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ite Transcriber</text:p>
      <text:p text:style-name="P1"/>
      <text:p text:style-name="P2">Purpose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draw:frame draw:style-name="fr1" draw:name="graphics1" text:anchor-type="paragraph" svg:x="0.039cm" svg:y="0cm" svg:width="10.97cm" svg:height="0.63cm" draw:z-index="0"><draw:image xlink:href="Pictures/10000201000001E80000001CF0E18C6E.png" xlink:type="simple" xlink:show="embed" xlink:actuate="onLoad"/></draw:frame><text:span text:style-name="T1"/></text:p>
      <text:p text:style-name="P3"><text:span text:style-name="T1">Figure 1: </text:span></text:p>
      <text:p text:style-name="P4"><text:span text:style-name="T1"/></text:p>
      <text:p text:style-name="P4"><text:span text:style-name="T1"/></text:p>
      <text:p text:style-name="P3"><draw:frame draw:style-name="fr1" draw:name="graphics2" text:anchor-type="paragraph" svg:x="0.042cm" svg:y="0.169cm" svg:width="1.66cm" svg:height="1.66cm" draw:z-index="1"><draw:image xlink:href="Pictures/100002010000002000000020DDD5DBF1.png" xlink:type="simple" xlink:show="embed" xlink:actuate="onLoad"/></draw:frame><text:span text:style-name="T1"/></text:p>
      <text:p text:style-name="P3"><text:span text:style-name="T1">Figure 1: 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___________________</text:p>
        <text:p text:style-name="MP1">Qualitative GIS<text:tab/>SQLiteTranscriber<text:tab/>Page |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Garnett</meta:initial-creator>
    <meta:creation-date>2014-10-07T22:05:19</meta:creation-date>
    <meta:document-statistic meta:table-count="0" meta:image-count="2" meta:object-count="0" meta:page-count="1" meta:paragraph-count="6" meta:word-count="14" meta:character-count="211"/>
    <dc:date>2014-10-07T22:40:09</dc:date>
    <dc:creator>Ryan Garnett</dc:creator>
    <meta:editing-duration>PT19M33S</meta:editing-duration>
    <meta:editing-cycles>1</meta:editing-cycles>
    <meta:generator>OpenOffice/4.1.0$Unix OpenOffice.org_project/410m18$Build-9764</meta:generator>
  </office:meta>
</office:document-meta>
</file>